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Nombre proporcionado al recurs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El tema del recurso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Una cuenta del recurso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dor</text:p>
          </table:table-cell>
          <table:table-cell office:value-type="string" calcext:value-type="string">
            <text:p>Una entidad principalmente responsable de realizar el recurso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Una entidad responsable de hacer que el recurso esté disponible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Una entidad responsable de realizar contribuciones al recurso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Punto o periodo de tiempo asociado a un suceso en el ciclo de vida del recurs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La naturaleza o género del recurs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Formato de archivo, medio físico o dimensiones del recurso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Una referencia inequívoca al recurso dentro de un contexto determinado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Recurso relacionado del que se deriva el recurso descrit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Un idioma del recurso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ación</text:p>
          </table:table-cell>
          <table:table-cell office:value-type="string" calcext:value-type="string">
            <text:p>Un recurso relacionado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bertura</text:p>
          </table:table-cell>
          <table:table-cell office:value-type="string" calcext:value-type="string">
            <text:p>El tema espacial o temporal del recurso, la aplicabilidad espacial del recurso o la jurisdicción bajo la que el recurso es relevante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rechos</text:p>
          </table:table-cell>
          <table:table-cell office:value-type="string" calcext:value-type="string">
            <text:p>Información sobre los derechos retenidos en y sobre el recurso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pedido</text:p>
          </table:table-cell>
          <table:table-cell office:value-type="string" calcext:value-type="string">
            <text:p>Fecha de emisión formal del recurs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